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P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Diagrams</text:span><text:span text:style-name="T1_2"><text:s/>&amp;<text:s/></text:span><text:span text:style-name="T1_3">Graphics</text:span><text:span text:style-name="T1_4">:</text:span></text:p>
      <text:p text:style-name="P2"><text:span text:style-name="T2_1">The</text:span><text:span text:style-name="T2_2"><text:s/></text:span><text:span text:style-name="T2_3">highlighted</text:span><text:span text:style-name="T2_4"><text:s/></text:span><text:span text:style-name="T2_5">lines</text:span><text:span text:style-name="T2_6"><text:s/></text:span><text:span text:style-name="T2_7">are</text:span><text:span text:style-name="T2_8"><text:s/></text:span><text:span text:style-name="T2_9">the</text:span><text:span text:style-name="T2_10"><text:s/></text:span><text:span text:style-name="T2_11">preprocessors</text:span><text:span text:style-name="T2_12">.</text:span></text:p>
      <text:p text:style-name="P3"><text:span text:style-name="T3_1">#</text:span><text:span text:style-name="T3_2">include</text:span><text:span text:style-name="T3_3"><text:s/>&lt;</text:span><text:span text:style-name="T3_4">cstdlib</text:span><text:span text:style-name="T3_5">&gt;</text:span></text:p>
      <text:p text:style-name="P4"><text:span text:style-name="T4_1">#</text:span><text:span text:style-name="T4_2">include</text:span><text:span text:style-name="T4_3"><text:s/>&lt;</text:span><text:span text:style-name="T4_4">iostream</text:span><text:span text:style-name="T4_5">&gt;</text:span></text:p>
      <text:p text:style-name="P5"><text:span text:style-name="T5_1">#</text:span><text:span text:style-name="T5_2">include</text:span><text:span text:style-name="T5_3"><text:s/>"</text:span><text:span text:style-name="T5_4">Throw</text:span><text:span text:style-name="T5_5">.</text:span><text:span text:style-name="T5_6">h</text:span><text:span text:style-name="T5_7">"</text:span></text:p>
      <text:p text:style-name="P6"><text:span text:style-name="T6_1">using</text:span><text:span text:style-name="T6_2"><text:s/></text:span><text:span text:style-name="T6_3">namespace</text:span><text:span text:style-name="T6_4"><text:s/></text:span><text:span text:style-name="T6_5">std</text:span><text:span text:style-name="T6_6">;</text:span></text:p>
      <text:p text:style-name="P7"><text:span text:style-name="T7_1">int</text:span><text:span text:style-name="T7_2"><text:s/></text:span><text:span text:style-name="T7_3">main</text:span><text:span text:style-name="T7_4">()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